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903.26pt" svg:y="2.83pt">
            <loext:p draw:notify-on-update-of-ranges="Sheet1.A1:Sheet1.A142 Sheet1.B1:Sheet1.B1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04248" calcext:value-type="float">
            <text:p>0.20424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714869" calcext:value-type="float">
            <text:p>0.71486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.22549" calcext:value-type="float">
            <text:p>1.2254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.736111" calcext:value-type="float">
            <text:p>1.7361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.246732" calcext:value-type="float">
            <text:p>2.24673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.757353" calcext:value-type="float">
            <text:p>2.75735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.961601" calcext:value-type="float">
            <text:p>2.96160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.267974" calcext:value-type="float">
            <text:p>3.26797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.574346" calcext:value-type="float">
            <text:p>3.57434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.676471" calcext:value-type="float">
            <text:p>3.67647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.880719" calcext:value-type="float">
            <text:p>3.8807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.982843" calcext:value-type="float">
            <text:p>3.98284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084967" calcext:value-type="float">
            <text:p>4.08496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187091" calcext:value-type="float">
            <text:p>4.18709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289216" calcext:value-type="float">
            <text:p>4.28921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289216" calcext:value-type="float">
            <text:p>4.28921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493464" calcext:value-type="float">
            <text:p>4.49346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595588" calcext:value-type="float">
            <text:p>4.5955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39134" calcext:value-type="float">
            <text:p>4.391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493464" calcext:value-type="float">
            <text:p>4.49346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595588" calcext:value-type="float">
            <text:p>4.5955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595588" calcext:value-type="float">
            <text:p>4.5955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697712" calcext:value-type="float">
            <text:p>4.6977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208333" calcext:value-type="float">
            <text:p>5.2083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799837" calcext:value-type="float">
            <text:p>4.7998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29:58.331592854</meta:creation-date>
    <dc:date>2017-11-15T14:31:37.064868541</dc:date>
    <meta:editing-duration>PT1M38S</meta:editing-duration>
    <meta:editing-cycles>1</meta:editing-cycles>
    <meta:document-statistic meta:table-count="1" meta:cell-count="29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142" svg:x="0.32cm" svg:y="0.18cm" svg:width="12.508cm" svg:height="8.64cm">
          <chartooo:coordinate-region svg:x="0.756cm" svg:y="0.301cm" svg:width="12.01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42" chart:class="chart:line">
            <chart:data-point chart:repeated="142"/>
          </chart:series>
          <chart:series chart:style-name="ch7" chart:values-cell-range-address="Sheet1.B1:Sheet1.B142" chart:class="chart:line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42</svg:desc>
                </draw:g>
              </table:table-cell>
              <table:table-cell office:value-type="float" office:value="5">
                <text:p>5</text:p>
                <draw:g>
                  <svg:desc>Sheet1.B1:Sheet1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248">
                <text:p>0.204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4869">
                <text:p>0.7148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549">
                <text:p>1.22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36111">
                <text:p>1.736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46732">
                <text:p>2.246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7353">
                <text:p>2.757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61601">
                <text:p>2.961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67974">
                <text:p>3.267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74346">
                <text:p>3.574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6471">
                <text:p>3.676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80719">
                <text:p>3.880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82843">
                <text:p>3.9828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84967">
                <text:p>4.084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87091">
                <text:p>4.1870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89216">
                <text:p>4.289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89216">
                <text:p>4.289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93464">
                <text:p>4.493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95588">
                <text:p>4.595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9134">
                <text:p>4.39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93464">
                <text:p>4.493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95588">
                <text:p>4.595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95588">
                <text:p>4.595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97712">
                <text:p>4.697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208333">
                <text:p>5.208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99837">
                <text:p>4.799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